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images/lc_imagelist.xml" manifest:media-type=""/>
  <manifest:file-entry manifest:full-path="Configurations2/images/Bitmaps/lc_userimages.png" manifest:media-type=""/>
  <manifest:file-entry manifest:full-path="Configurations2/toolbar/standardbar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217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0.5602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ext-properties style:text-position="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table table:name="Ordenan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enera ficheros CSB.19 con las remesas definidas en este fiche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bre Presentador</text:p>
          </table:table-cell>
          <table:table-cell office:value-type="string" calcext:value-type="string">
            <text:p>NamaPresent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Presentador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dad</text:p>
          </table:table-cell>
          <table:table-cell table:style-name="ce2"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icina</text:p>
          </table:table-cell>
          <table:table-cell table:style-name="ce2" office:value-type="float" office:value="5678" calcext:value-type="float">
            <text:p>5678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bre Ordenante</text:p>
          </table:table-cell>
          <table:table-cell office:value-type="string" calcext:value-type="string">
            <text:p>NamaOrdenant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IF Ordenante</text:p>
          </table:table-cell>
          <table:table-cell office:value-type="string" calcext:value-type="string">
            <text:p>J011XX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enta abono de abono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uenta</text:p>
          </table:table-cell>
          <table:table-cell table:style-name="Default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office:value-type="float" office:value="5678" calcext:value-type="float">
            <text:p>567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76543220" calcext:value-type="float">
            <text:p>9876543220</text:p>
          </table:table-cell>
          <table:table-cell table:style-name="Default"/>
        </table:table-row>
        <table:table-row table:style-name="ro1">
          <table:table-cell office:value-type="string" calcext:value-type="string">
            <text:p>Fecha Cargo</text:p>
          </table:table-cell>
          <table:table-cell table:style-name="ce2" office:value-type="string" calcext:value-type="string">
            <text:p>18/02/2015</text:p>
          </table:table-cell>
          <table:table-cell table:style-name="Default" table:number-columns-repeated="3"/>
        </table:table-row>
      </table:table>
      <table:table table:name="Cliente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Referencia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DC</text:p>
          </table:table-cell>
          <table:table-cell table:style-name="Default" office:value-type="string" calcext:value-type="string">
            <text:p>CCC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Importe Total</text:p>
          </table:table-cell>
          <table:table-cell office:value-type="string" calcext:value-type="string">
            <text:p>Importe Neto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DSKAN</text:p>
          </table:table-cell>
          <table:table-cell office:value-type="string" calcext:value-type="string">
            <text:p>SDSD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2</text:p>
          </table:table-cell>
          <table:table-cell table:formula="of:=[.J2]+[.K2]" office:value-type="float" office:value="148.83" calcext:value-type="float">
            <text:p>148.83</text:p>
          </table:table-cell>
          <table:table-cell office:value-type="float" office:value="123" calcext:value-type="float">
            <text:p>123</text:p>
          </table:table-cell>
          <table:table-cell table:formula="of:=[.J2]*0.21" office:value-type="float" office:value="25.83" calcext:value-type="float">
            <text:p>25.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SJ DSDDS</text:p>
          </table:table-cell>
          <table:table-cell office:value-type="string" calcext:value-type="string">
            <text:p>DSW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3</text:p>
          </table:table-cell>
          <table:table-cell table:formula="of:=[.J3]+[.K3]" office:value-type="float" office:value="147.62" calcext:value-type="float">
            <text:p>147.62</text:p>
          </table:table-cell>
          <table:table-cell office:value-type="float" office:value="122" calcext:value-type="float">
            <text:p>122</text:p>
          </table:table-cell>
          <table:table-cell table:formula="of:=[.J3]*0.21" office:value-type="float" office:value="25.62" calcext:value-type="float">
            <text:p>25.62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DSDJEWJE WJDS</text:p>
          </table:table-cell>
          <table:table-cell office:value-type="string" calcext:value-type="string">
            <text:p>WEDDSA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4</text:p>
          </table:table-cell>
          <table:table-cell table:formula="of:=[.J4]+[.K4]" office:value-type="float" office:value="390.83" calcext:value-type="float">
            <text:p>390.83</text:p>
          </table:table-cell>
          <table:table-cell office:value-type="float" office:value="323" calcext:value-type="float">
            <text:p>323</text:p>
          </table:table-cell>
          <table:table-cell table:formula="of:=[.J4]*0.21" office:value-type="float" office:value="67.83" calcext:value-type="float">
            <text:p>67.8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JW EWEWE</text:p>
          </table:table-cell>
          <table:table-cell office:value-type="string" calcext:value-type="string">
            <text:p>DWDSDS</text:p>
          </table:table-cell>
          <table:table-cell office:value-type="float" office:value="1234" calcext:value-type="float">
            <text:p>1234</text:p>
          </table:table-cell>
          <table:table-cell office:value-type="float" office:value="5678" calcext:value-type="float">
            <text:p>5678</text:p>
          </table:table-cell>
          <table:table-cell office:value-type="float" office:value="90" calcext:value-type="float">
            <text:p>90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ALQUILER 15</text:p>
          </table:table-cell>
          <table:table-cell table:formula="of:=[.J5]+[.K5]" office:value-type="float" office:value="510.62" calcext:value-type="float">
            <text:p>510.62</text:p>
          </table:table-cell>
          <table:table-cell office:value-type="float" office:value="422" calcext:value-type="float">
            <text:p>422</text:p>
          </table:table-cell>
          <table:table-cell table:formula="of:=[.J5]*0.21" office:value-type="float" office:value="88.62" calcext:value-type="float">
            <text:p>88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6:33:56.70543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9:26:46.929592503</meta:creation-date>
    <dc:date>2015-03-25T16:42:01.875763696</dc:date>
    <meta:editing-duration>PT1H55M2S</meta:editing-duration>
    <meta:editing-cycles>30</meta:editing-cycles>
    <meta:generator>LibreOffice/4.2.7.2$Linux_X86_64 LibreOffice_project/420m0$Build-2</meta:generator>
    <meta:document-statistic meta:table-count="2" meta:cell-count="79" meta:object-count="0"/>
  </office:meta>
</office:document-meta>
</file>